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e87d" officeooo:paragraph-rsid="0014e87d"/>
    </style:style>
    <style:style style:name="P2" style:family="paragraph" style:parent-style-name="Standard">
      <style:text-properties fo:font-size="12pt" fo:font-weight="normal" officeooo:rsid="0014e87d" officeooo:paragraph-rsid="0014e87d" style:font-size-asian="10.5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5a38c" officeooo:paragraph-rsid="0015a38c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7c936" officeooo:paragraph-rsid="0017c936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8edbe" officeooo:paragraph-rsid="0018edbe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4e87d" officeooo:paragraph-rsid="00191dad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cd054" officeooo:paragraph-rsid="001cd054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5a38c" officeooo:paragraph-rsid="0015a38c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d4763" officeooo:paragraph-rsid="001d4763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7c936" officeooo:paragraph-rsid="0017c936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8edbe" officeooo:paragraph-rsid="0018edbe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f0870" officeooo:paragraph-rsid="001f0870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edbe" style:font-weight-asian="bold" style:font-weight-complex="bold"/>
    </style:style>
    <style:style style:name="T3" style:family="text">
      <style:text-properties fo:font-size="13pt" fo:font-weight="bold" style:font-size-asian="13pt" style:font-weight-asian="bold" style:font-size-complex="13pt" style:font-weight-complex="bold"/>
    </style:style>
    <style:style style:name="T4" style:family="text">
      <style:text-properties officeooo:rsid="0014eba2"/>
    </style:style>
    <style:style style:name="T5" style:family="text">
      <style:text-properties officeooo:rsid="00171a15"/>
    </style:style>
    <style:style style:name="T6" style:family="text">
      <style:text-properties officeooo:rsid="0018edbe"/>
    </style:style>
    <style:style style:name="T7" style:family="text">
      <style:text-properties officeooo:rsid="001a1b0e"/>
    </style:style>
    <style:style style:name="T8" style:family="text">
      <style:text-properties officeooo:rsid="001d4763"/>
    </style:style>
    <style:style style:name="T9" style:family="text">
      <style:text-properties officeooo:rsid="001f08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 text:c="52"/><text:span text:style-name="T3">Relatório do projeto Seletivo</text:span></text:p>
      <text:p text:style-name="P2"/>
      <text:p text:style-name="P6">Foram feit<text:span text:style-name="T7">o</text:span> 25 tabelas <text:span text:style-name="T4">com seus dados importantes</text:span>: <text:s text:c="3"/><text:span text:style-name="T4"># Pessoa com seus atributos: nome_completo; rg; cpf; data_nascimento; nome_pai; nome_mãe; estrangeira; passaporte. <text:s text:c="2"/># Emissor_rg com seu atributo: descrição. <text:s/># Endereço com seus atributos: rua; número; bairro. <text:s text:c="2"/># Tipo_endereço com seu atributo: descrição. <text:s/># Cidade com seus atributos: nome; naturalidade. <text:s/># Estado com seus atributos: nome; sigla. <text:s/># País com seus atributos: nome; sigla; nacionalidade. <text:s/># Telefone com seu atributo: número. <text:s/># Tipo_telefone com seu atributo: descrição. <text:s text:c="2"/># Escolaridade com seu atributo: descrição.</text:span></text:p>
      <text:p text:style-name="P7"># Tipo_escolaridade com seu atributo: tipo_escolaridade. <text:s/># Usuário com seus atributos: login e senha. <text:s/># Notificação com seu atributo: descrição. <text:s/># Pessoa_necessidade_especiais com seus atributos: permanente e observação. <text:s/># Necessidade_especiais com seu atributo: descrição. <text:s text:c="15"/># Processo_seletivo com seus atributos: data_inicio, data_final e nome. <text:s/># Tipo_processo com seu atributo: descrição. <text:s/><text:span text:style-name="T8"># Inscrição com seus atributos: data_pagamento e data_inscrição. <text:s/># Taxas com seus atributos: valor e vencimento_boleto. <text:s text:c="2"/># Isenções com seus atributos: motivo e homologada. <text:s text:c="2"/># Cursos com seu atributo: nome. <text:s/># Cota com seu atributo: nome.</text:span></text:p>
      <text:p text:style-name="P3"><text:span text:style-name="T1"/></text:p>
      <text:p text:style-name="P3"><text:span text:style-name="T1"># View</text:span>(Visão) &gt; São um modo especial de enxegar os dados de uma ou várias tabelas. Um view é um objeto criado a partir de um comando SELECT. É armazenado no dicionário de dados e possui a mesma estrutura de uma tabela. A diferença consiste na ausência de linha na visão. A visão faz referência a linhas e colunas de uma ou mais tabelas.</text:p>
      <text:p text:style-name="P3"/>
      <text:p text:style-name="P3"># <text:span text:style-name="T1">Triggers </text:span>(Gatilho) &gt; É um procedimento que depende de um evento (INSERT, DELETE ou UPDATE) para <text:span text:style-name="T5">que seja disparado. O gatilho pode ser disparado antes ou depois de um dos eventos citados e, no caso de violar alguma regra de negócio, pode reverter toda transação pendente.</text:span></text:p>
      <text:p text:style-name="P3"/>
      <text:p text:style-name="P9">Usar o gatilho quando inseri a senha errada do usuário. “Senha Incorreta”</text:p>
      <text:p text:style-name="P3"/>
      <text:p text:style-name="P4"># <text:span text:style-name="T1">Procedures </text:span>(Procedimentos) &gt; São blocos de comando que têm como objetivo executar uma série comandos SQL. A característica básica é que esses procedimentos estarão armazenados no servidor, sendo, portanto, muito mais rápida a sua execução. A utilização de procedimentos armazenados contribui para diminuir o tráfego de dados na rede, melhorando o desempenho dos sistemas.</text:p>
      <text:p text:style-name="P4"/>
      <text:p text:style-name="P4"># <text:span text:style-name="T1">I</text:span><text:span text:style-name="T2">nner</text:span><text:span text:style-name="T1"> J</text:span><text:span text:style-name="T2">oin</text:span> (União regular) &gt; Denomina-se união regular as união que têm a cláusula WHERE unindo a chave primária à estrangeira das tabelas <text:span text:style-name="T6">afetadas pelo comando SELECT.</text:span></text:p>
      <text:p text:style-name="P4"/>
      <text:p text:style-name="P9">Usar a tabela inscrição para uni <text:span text:style-name="T9">a tabela cursos e cota.</text:span></text:p>
      <text:p text:style-name="P4"/>
      <text:p text:style-name="P5"># <text:span text:style-name="T1">Commit</text:span> &gt; É o comando para gravar.</text:p>
      <text:p text:style-name="P5"/>
      <text:p text:style-name="P5"># <text:span text:style-name="T1">Rollback </text:span>&gt; É para restaurar. Recuperará todas as transações efetuadas desde o último Commit.</text:p>
      <text:p text:style-name="P5"/>
      <text:p text:style-name="P5"># <text:span text:style-name="T1">Index </text:span>(Índice) &gt; Serve para prover um acesso rápido a linhas das tabelas. Por meio dele é possível unir uma ou mais colunas por onde o acesso é mais frequente. Tipo pessoas, normalmente queremos fazer buscas em ordem alfabética.</text:p>
      <text:p text:style-name="P5"/>
      <text:p text:style-name="P12">Fazer índice de nomes inscrito na tabela processo_seletivo.</text:p>
      <text:p text:style-name="P12"/>
      <text:p text:style-name="P12"><text:span text:style-name="T1">Nome</text:span>: Alexandre e Arthu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09:19:22.970000000</meta:creation-date>
    <dc:date>2017-09-17T01:53:07.531000000</dc:date>
    <meta:editing-duration>PT35M33S</meta:editing-duration>
    <meta:editing-cycles>2</meta:editing-cycles>
    <meta:generator>LibreOffice/5.4.1.2$Windows_x86 LibreOffice_project/ea7cb86e6eeb2bf3a5af73a8f7777ac570321527</meta:generator>
    <meta:document-statistic meta:table-count="0" meta:image-count="0" meta:object-count="0" meta:page-count="1" meta:paragraph-count="14" meta:word-count="462" meta:character-count="3048" meta:non-whitespace-character-count="2506"/>
  </office:meta>
</office:document-meta>
</file>